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ABSMAXSCALER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MINMAXSCAL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  <table:table-cell table:number-columns-repeated="3"/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</table:table-row>
        <table:table-row table:style-name="ro1"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74865991661703</text:p>
          </table:table-cell>
          <table:table-cell table:number-columns-repeated="3"/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52054794520548</text:p>
          </table:table-cell>
        </table:table-row>
        <table:table-row table:style-name="ro1"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00913242009132</text:p>
          </table:table-cell>
          <table:table-cell table:number-columns-repeated="3"/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36887035934088</text:p>
          </table:table-cell>
        </table:table-row>
        <table:table-row table:style-name="ro1"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74865991661703</text:p>
          </table:table-cell>
          <table:table-cell table:number-columns-repeated="3"/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52054794520548</text:p>
          </table:table-cell>
        </table:table-row>
        <table:table-row table:style-name="ro1"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77109390510225</text:p>
          </table:table-cell>
          <table:table-cell table:number-columns-repeated="3"/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905300774270398</text:p>
          </table:table-cell>
        </table:table-row>
        <table:table-row table:style-name="ro1"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97677188802858</text:p>
          </table:table-cell>
          <table:table-cell table:number-columns-repeated="3"/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48759182052808</text:p>
          </table:table-cell>
        </table:table-row>
        <table:table-row table:style-name="ro1"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9771689497717</text:p>
          </table:table-cell>
          <table:table-cell table:number-columns-repeated="3"/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55310700813976</text:p>
          </table:table-cell>
        </table:table-row>
        <table:table-row table:style-name="ro1"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34643637085567</text:p>
          </table:table-cell>
          <table:table-cell table:number-columns-repeated="3"/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9442128250943</text:p>
          </table:table-cell>
        </table:table-row>
        <table:table-row table:style-name="ro1"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73833631129641</text:p>
          </table:table-cell>
          <table:table-cell table:number-columns-repeated="3"/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51995235259082</text:p>
          </table:table-cell>
        </table:table-row>
        <table:table-row table:style-name="ro1"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0096287472702</text:p>
          </table:table-cell>
          <table:table-cell table:number-columns-repeated="3"/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18304546356958</text:p>
          </table:table-cell>
        </table:table-row>
        <table:table-row table:style-name="ro1"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82509430216399</text:p>
          </table:table-cell>
          <table:table-cell table:number-columns-repeated="3"/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242306928727418</text:p>
          </table:table-cell>
        </table:table-row>
        <table:table-row table:style-name="ro1"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80285884455033</text:p>
          </table:table-cell>
          <table:table-cell table:number-columns-repeated="3"/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48759182052808</text:p>
          </table:table-cell>
        </table:table-row>
        <table:table-row table:style-name="ro1"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89001389716102</text:p>
          </table:table-cell>
          <table:table-cell table:number-columns-repeated="3"/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37899543378996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TANDARDSCALER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ROBUSTSCAL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  <table:table-cell table:number-columns-repeated="3"/>
          <table:table-cell office:value-type="string" calcext:value-type="string">
            <text:p>encoding</text:p>
          </table:table-cell>
          <table:table-cell office:value-type="string" calcext:value-type="string">
            <text:p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roc_auc_validation</text:p>
          </table:table-cell>
        </table:table-row>
        <table:table-row table:style-name="ro1"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97697041890014</text:p>
          </table:table-cell>
          <table:table-cell table:number-columns-repeated="3"/>
          <table:table-cell office:value-type="string" calcext:value-type="string">
            <text:p>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66190192574945</text:p>
          </table:table-cell>
        </table:table-row>
        <table:table-row table:style-name="ro1"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71610085368276</text:p>
          </table:table-cell>
          <table:table-cell table:number-columns-repeated="3"/>
          <table:table-cell office:value-type="string" calcext:value-type="string">
            <text:p>Num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9446098868374</text:p>
          </table:table-cell>
        </table:table-row>
        <table:table-row table:style-name="ro1"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97697041890014</text:p>
          </table:table-cell>
          <table:table-cell table:number-columns-repeated="3"/>
          <table:table-cell office:value-type="string" calcext:value-type="string">
            <text:p>Decision Tre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66190192574945</text:p>
          </table:table-cell>
        </table:table-row>
        <table:table-row table:style-name="ro1"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84732975977765</text:p>
          </table:table-cell>
          <table:table-cell table:number-columns-repeated="3"/>
          <table:table-cell office:value-type="string" calcext:value-type="string">
            <text:p>Decision Tre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11812586857256</text:p>
          </table:table-cell>
        </table:table-row>
        <table:table-row table:style-name="ro1"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48779035139963</text:p>
          </table:table-cell>
          <table:table-cell table:number-columns-repeated="3"/>
          <table:table-cell office:value-type="string" calcext:value-type="string">
            <text:p>Histogra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7708953742307</text:p>
          </table:table-cell>
        </table:table-row>
        <table:table-row table:style-name="ro1"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52054794520548</text:p>
          </table:table-cell>
          <table:table-cell table:number-columns-repeated="3"/>
          <table:table-cell office:value-type="string" calcext:value-type="string">
            <text:p>Histogra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48818741314274</text:p>
          </table:table-cell>
        </table:table-row>
        <table:table-row table:style-name="ro1"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10819932499503</text:p>
          </table:table-cell>
          <table:table-cell table:number-columns-repeated="3"/>
          <table:table-cell office:value-type="string" calcext:value-type="string">
            <text:p>Uniform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85745483422672</text:p>
          </table:table-cell>
        </table:table-row>
        <table:table-row table:style-name="ro1"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39051022433989</text:p>
          </table:table-cell>
          <table:table-cell table:number-columns-repeated="3"/>
          <table:table-cell office:value-type="string" calcext:value-type="string">
            <text:p>Uniform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73813778042486</text:p>
          </table:table-cell>
        </table:table-row>
        <table:table-row table:style-name="ro1"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74865991661703</text:p>
          </table:table-cell>
          <table:table-cell table:number-columns-repeated="3"/>
          <table:table-cell office:value-type="string" calcext:value-type="string">
            <text:p>Quartile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48818741314274</text:p>
          </table:table-cell>
        </table:table-row>
        <table:table-row table:style-name="ro1"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16239825292833</text:p>
          </table:table-cell>
          <table:table-cell table:number-columns-repeated="3"/>
          <table:table-cell office:value-type="string" calcext:value-type="string">
            <text:p>Quartile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80305737542187</text:p>
          </table:table-cell>
        </table:table-row>
        <table:table-row table:style-name="ro1"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34663490172722</text:p>
          </table:table-cell>
          <table:table-cell table:number-columns-repeated="3"/>
          <table:table-cell office:value-type="string" calcext:value-type="string">
            <text:p>K-Means One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82529283303554</text:p>
          </table:table-cell>
        </table:table-row>
        <table:table-row table:style-name="ro1"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69406392694064</text:p>
          </table:table-cell>
          <table:table-cell table:number-columns-repeated="3"/>
          <table:table-cell office:value-type="string" calcext:value-type="string">
            <text:p>K-Means Nu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11832439944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0:48:07.31640559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0:34:16.940148094</meta:creation-date>
    <dc:date>2021-01-08T18:04:27.026490298</dc:date>
    <meta:editing-duration>PT8H1M29S</meta:editing-duration>
    <meta:editing-cycles>6</meta:editing-cycles>
    <meta:generator>LibreOffice/6.0.7.3$Linux_X86_64 LibreOffice_project/00m0$Build-3</meta:generator>
    <meta:document-statistic meta:table-count="1" meta:cell-count="264" meta:object-count="0"/>
  </office:meta>
</office:document-meta>
</file>